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background-color="transparent" fo:padding="0.097cm" fo:border="0.05pt solid #eeeeee">
        <style:background-image/>
      </style:table-cell-properties>
    </style:style>
    <style:style style:name="Tabla1" style:family="table">
      <style:table-properties style:width="17.595cm" fo:margin-left="0cm" fo:margin-top="0cm" fo:margin-bottom="0cm" table:align="left" fo:keep-with-next="always"/>
    </style:style>
    <style:style style:name="Tabla1.A" style:family="table-column">
      <style:table-column-properties style:column-width="7.779cm"/>
    </style:style>
    <style:style style:name="Tabla1.B" style:family="table-column">
      <style:table-column-properties style:column-width="2.037cm"/>
    </style:style>
    <style:style style:name="Tabla1.1" style:family="table-row">
      <style:table-row-properties style:min-row-height="2.355cm"/>
    </style:style>
    <style:style style:name="Tabla1.A1" style:family="table-cell">
      <style:table-cell-properties style:vertical-align="" fo:background-color="transparent" fo:padding="0.097cm" fo:border-left="0.05pt solid #eeeeee" fo:border-right="none" fo:border-top="0.05pt solid #eeeeee" fo:border-bottom="0.05pt solid #eeeeee">
        <style:background-image/>
      </style:table-cell-properties>
    </style:style>
    <style:style style:name="Tabla1.B1" style:family="table-cell">
      <style:table-cell-properties style:vertical-align="" fo:background-color="transparent" fo:padding="0.097cm" fo:border-left="none" fo:border-right="none" fo:border-top="0.05pt solid #eeeeee" fo:border-bottom="0.05pt solid #eeeeee">
        <style:background-image/>
      </style:table-cell-properties>
    </style:style>
    <style:style style:name="Tabla1.C1" style:family="table-cell">
      <style:table-cell-properties style:vertical-align="" fo:background-color="transparent" fo:padding="0.097cm" fo:border-left="none" fo:border-right="0.05pt solid #eeeeee" fo:border-top="0.05pt solid #eeeeee" fo:border-bottom="0.05pt solid #eeeeee">
        <style:background-image/>
      </style:table-cell-properties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05pt solid #eeeee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eeeeee" fo:border-right="none" fo:border-top="0.05pt solid #eeeeee" fo:border-bottom="0.05pt solid #eeeeee"/>
    </style:style>
    <style:style style:name="Tabla4.B1" style:family="table-cell">
      <style:table-cell-properties fo:padding="0.097cm" fo:border-left="none" fo:border-right="0.05pt solid #eeeeee" fo:border-top="0.05pt solid #eeeeee" fo:border-bottom="0.05pt solid #eeeee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05pt solid #eeeeee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8.71cm"/>
    </style:style>
    <style:style style:name="Table1.B" style:family="table-column">
      <style:table-column-properties style:column-width="2.293cm"/>
    </style:style>
    <style:style style:name="Table1.C" style:family="table-column">
      <style:table-column-properties style:column-width="3.395cm"/>
    </style:style>
    <style:style style:name="Table1.D" style:family="table-column">
      <style:table-column-properties style:column-width="0.533cm"/>
    </style:style>
    <style:style style:name="Table1.E" style:family="table-column">
      <style:table-column-properties style:column-width="2.663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none"/>
    </style:style>
    <style:style style:name="Table1.A3" style:family="table-cell">
      <style:table-cell-properties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0.05pt solid #000000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none" fo:border-right="none" fo:border-top="none" fo:border-bottom="0.05pt solid #000000"/>
    </style:style>
    <style:style style:name="Table1.C5" style:family="table-cell">
      <style:table-cell-properties fo:padding="0.097cm" fo:border-left="none" fo:border-right="none" fo:border-top="none" fo:border-bottom="0.05pt solid #000000"/>
    </style:style>
    <style:style style:name="Table1.D5" style:family="table-cell">
      <style:table-cell-properties fo:padding="0.097cm" fo:border-left="none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none"/>
    </style:style>
    <style:style style:name="Table1.A7" style:family="table-cell">
      <style:table-cell-properties fo:padding="0.097cm" fo:border-left="0.05pt solid #000000" fo:border-right="0.05pt solid #000000" fo:border-top="none" fo:border-bottom="none"/>
    </style:style>
    <style:style style:name="Table1.A8" style:family="table-cell">
      <style:table-cell-properties fo:padding="0.097cm" fo:border-left="0.05pt solid #000000" fo:border-right="none" fo:border-top="none" fo:border-bottom="none"/>
    </style:style>
    <style:style style:name="Table1.E8" style:family="table-cell">
      <style:table-cell-properties fo:padding="0.097cm" fo:border-left="none" fo:border-right="0.05pt solid #000000" fo:border-top="none" fo:border-bottom="none"/>
    </style:style>
    <style:style style:name="Table1.A9" style:family="table-cell">
      <style:table-cell-properties fo:padding="0.097cm" fo:border-left="0.05pt solid #000000" fo:border-right="0.05pt solid #000000" fo:border-top="none" fo:border-bottom="none"/>
    </style:style>
    <style:style style:name="Table1.A10" style:family="table-cell">
      <style:table-cell-properties fo:padding="0.097cm" fo:border-left="0.05pt solid #000000" fo:border-right="0.05pt solid #000000" fo:border-top="none" fo:border-bottom="none"/>
    </style:style>
    <style:style style:name="Table1.A11" style:family="table-cell">
      <style:table-cell-properties fo:background-color="#e6e6e6" fo:padding="0.097cm" fo:border-left="0.05pt solid #000000" fo:border-right="0.05pt solid #000000" fo:border-top="none" fo:border-bottom="none">
        <style:background-image/>
      </style:table-cell-properties>
    </style:style>
    <style:style style:name="Table1.A12" style:family="table-cell">
      <style:table-cell-properties fo:padding="0.097cm" fo:border-left="0.05pt solid #000000" fo:border-right="0.05pt solid #000000" fo:border-top="none" fo:border-bottom="none"/>
    </style:style>
    <style:style style:name="Table1.A13" style:family="table-cell">
      <style:table-cell-properties fo:padding="0.097cm" fo:border-left="0.05pt solid #000000" fo:border-right="0.05pt solid #000000" fo:border-top="none" fo:border-bottom="none"/>
    </style:style>
    <style:style style:name="Table1.A14" style:family="table-cell">
      <style:table-cell-properties fo:padding="0.097cm" fo:border-left="0.05pt solid #000000" fo:border-right="0.05pt solid #000000" fo:border-top="none" fo:border-bottom="none"/>
    </style:style>
    <style:style style:name="Table1.A15" style:family="table-cell">
      <style:table-cell-properties fo:padding="0.097cm" fo:border-left="0.05pt solid #000000" fo:border-right="0.05pt solid #000000" fo:border-top="none" fo:border-bottom="none"/>
    </style:style>
    <style:style style:name="Table1.A16" style:family="table-cell">
      <style:table-cell-properties fo:padding="0.097cm" fo:border-left="0.05pt solid #000000" fo:border-right="0.05pt solid #000000" fo:border-top="none" fo:border-bottom="none"/>
    </style:style>
    <style:style style:name="Table1.17" style:family="table-row">
      <style:table-row-properties style:min-row-height="0.619cm"/>
    </style:style>
    <style:style style:name="Table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 style:may-break-between-rows="false"/>
    </style:style>
    <style:style style:name="Table2.A" style:family="table-column">
      <style:table-column-properties style:column-width="8.546cm"/>
    </style:style>
    <style:style style:name="Table2.B" style:family="table-column">
      <style:table-column-properties style:column-width="9.049cm"/>
    </style:style>
    <style:style style:name="Tabla6" style:family="table">
      <style:table-properties style:width="8.518cm" fo:margin-top="0cm" fo:margin-bottom="0cm" table:align="left"/>
    </style:style>
    <style:style style:name="Tabla6.A" style:family="table-column">
      <style:table-column-properties style:column-width="5.203cm"/>
    </style:style>
    <style:style style:name="Tabla6.B" style:family="table-column">
      <style:table-column-properties style:column-width="3.314cm"/>
    </style:style>
    <style:style style:name="Tabla6.A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7.964cm" fo:margin-left="1.08cm" table:align="left" style:may-break-between-rows="true"/>
    </style:style>
    <style:style style:name="Table4.A" style:family="table-column">
      <style:table-column-properties style:column-width="3.625cm"/>
    </style:style>
    <style:style style:name="Table4.B" style:family="table-column">
      <style:table-column-properties style:column-width="4.339cm"/>
    </style:style>
    <style:style style:name="Table4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4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4.B2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969cm" fo:margin-top="0cm" fo:margin-bottom="0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officeooo:paragraph-rsid="006ef26f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text-properties style:font-name="Arial" fo:font-size="8pt" style:font-size-asian="8pt" style:font-size-complex="8pt"/>
    </style:style>
    <style:style style:name="P4" style:family="paragraph" style:parent-style-name="Text_20_body">
      <style:paragraph-properties fo:line-height="100%"/>
      <style:text-properties style:font-name="Arial" fo:font-size="11pt" officeooo:paragraph-rsid="0020a990" style:font-size-asian="11pt" style:font-size-complex="11pt"/>
    </style:style>
    <style:style style:name="P5" style:family="paragraph" style:parent-style-name="Text_20_body">
      <style:paragraph-properties fo:line-height="100%"/>
    </style:style>
    <style:style style:name="P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12pt" style:font-size-complex="12pt"/>
    </style:style>
    <style:style style:name="P7" style:family="paragraph" style:parent-style-name="Table_20_Contents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8pt" officeooo:paragraph-rsid="0033811b" style:font-size-asian="8pt" style:font-size-complex="8pt"/>
    </style:style>
    <style:style style:name="P8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9" style:family="paragraph" style:parent-style-name="Header">
      <style:paragraph-properties fo:margin-left="0cm" fo:margin-right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10" style:family="paragraph" style:parent-style-name="Header">
      <style:paragraph-properties fo:margin-left="0cm" fo:margin-right="0cm" fo:line-height="150%" fo:text-align="start" style:justify-single-word="false" fo:text-indent="0cm" style:auto-text-indent="false"/>
      <style:text-properties fo:font-size="11pt" officeooo:paragraph-rsid="0067b260" style:font-size-asian="11pt" style:font-size-complex="11pt"/>
    </style:style>
    <style:style style:name="P11" style:family="paragraph" style:parent-style-name="Header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12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13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16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Liberation Sans1" fo:font-size="11pt" officeooo:paragraph-rsid="00072e89" style:font-size-asian="11pt" style:font-size-complex="11pt"/>
    </style:style>
    <style:style style:name="P17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8pt" style:font-size-asian="8pt" style:font-size-complex="8pt"/>
    </style:style>
    <style:style style:name="P18" style:family="paragraph" style:parent-style-name="Header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19" style:family="paragraph" style:parent-style-name="Header">
      <style:paragraph-properties fo:margin-left="1.251cm" fo:margin-right="0cm" fo:line-height="150%" fo:text-align="start" style:justify-single-word="false" fo:text-indent="0cm" style:auto-text-indent="false"/>
      <style:text-properties fo:font-size="11pt" officeooo:paragraph-rsid="005db725" style:font-size-asian="11pt" style:font-size-complex="11pt"/>
    </style:style>
    <style:style style:name="P20" style:family="paragraph" style:parent-style-name="Header">
      <style:paragraph-properties fo:margin-left="1.251cm" fo:margin-right="0cm" fo:text-align="start" style:justify-single-word="false" fo:text-indent="0cm" style:auto-text-indent="false"/>
      <style:text-properties fo:font-size="11pt" officeooo:paragraph-rsid="005db725" style:font-size-asian="11pt" style:font-size-complex="11pt"/>
    </style:style>
    <style:style style:name="P21" style:family="paragraph" style:parent-style-name="Header">
      <style:paragraph-properties fo:margin-left="1.251cm" fo:margin-right="0cm" fo:line-height="150%" fo:text-indent="0cm" style:auto-text-indent="false"/>
      <style:text-properties fo:font-size="12pt" style:font-size-asian="12pt" style:font-size-complex="12pt"/>
    </style:style>
    <style:style style:name="P22" style:family="paragraph" style:parent-style-name="Header">
      <style:paragraph-properties fo:margin-left="1.251cm" fo:margin-right="0cm" fo:line-height="150%" fo:text-indent="0cm" style:auto-text-indent="false"/>
      <style:text-properties fo:font-size="12pt" officeooo:paragraph-rsid="00072e89" style:font-size-asian="12pt" style:font-size-complex="12pt"/>
    </style:style>
    <style:style style:name="P23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4pt" style:text-underline-style="none" style:font-size-asian="14pt" style:font-size-complex="14pt"/>
    </style:style>
    <style:style style:name="P24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25" style:family="paragraph" style:parent-style-name="Heading_20_1">
      <style:paragraph-properties fo:line-height="100%" fo:text-align="center" style:justify-single-word="false" fo:break-before="page"/>
      <style:text-properties style:font-name="Arial" fo:font-size="22pt" style:text-underline-style="none" fo:font-weight="bold" style:font-size-asian="22pt" style:font-weight-asian="bold" style:font-size-complex="22pt" style:font-weight-complex="bold"/>
    </style:style>
    <style:style style:name="P26" style:family="paragraph" style:parent-style-name="Header">
      <style:paragraph-properties fo:text-align="center" style:justify-single-word="false" fo:break-before="page"/>
      <style:text-properties style:font-name="Arial"/>
    </style:style>
    <style:style style:name="P27" style:family="paragraph" style:parent-style-name="Standard">
      <style:paragraph-properties fo:break-before="page"/>
      <style:text-properties style:font-name="Arial" officeooo:paragraph-rsid="0054123e"/>
    </style:style>
    <style:style style:name="P28" style:family="paragraph" style:parent-style-name="Text_20_body">
      <style:paragraph-properties fo:break-before="page"/>
    </style:style>
    <style:style style:name="P29" style:family="paragraph" style:parent-style-name="Table_20_Heading">
      <style:text-properties style:font-name="Arial"/>
    </style:style>
    <style:style style:name="P30" style:family="paragraph" style:parent-style-name="Table_20_Heading">
      <style:text-properties style:font-name="Arial" fo:font-size="10pt" style:font-size-asian="10pt" style:font-size-complex="10pt"/>
    </style:style>
    <style:style style:name="P31" style:family="paragraph" style:parent-style-name="Table_20_Heading">
      <style:text-properties style:font-name="Arial" fo:font-size="9pt" style:font-size-asian="9pt" style:font-size-complex="9pt"/>
    </style:style>
    <style:style style:name="P32" style:family="paragraph" style:parent-style-name="Table_20_Heading">
      <style:paragraph-properties fo:text-align="end" style:justify-single-word="false"/>
      <style:text-properties style:font-name="Arial" fo:font-size="9pt" style:font-size-asian="9pt" style:font-size-complex="9pt"/>
    </style:style>
    <style:style style:name="P33" style:family="paragraph" style:parent-style-name="Table_20_Contents">
      <style:text-properties style:font-name="Arial"/>
    </style:style>
    <style:style style:name="P34" style:family="paragraph" style:parent-style-name="Table_20_Contents">
      <style:paragraph-properties fo:text-align="end" style:justify-single-word="false"/>
      <style:text-properties style:font-name="Arial"/>
    </style:style>
    <style:style style:name="P35" style:family="paragraph" style:parent-style-name="Table_20_Contents"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37" style:family="paragraph" style:parent-style-name="Table_20_Contents">
      <style:paragraph-properties fo:text-align="end" style:justify-single-word="false"/>
      <style:text-properties style:font-name="Arial" fo:font-size="8pt" officeooo:paragraph-rsid="000ed2e7" style:font-size-asian="8pt" style:font-size-complex="8pt"/>
    </style:style>
    <style:style style:name="P38" style:family="paragraph" style:parent-style-name="Table_20_Contents">
      <style:paragraph-properties fo:text-align="end" style:justify-single-word="false"/>
      <style:text-properties style:font-name="Arial" fo:font-size="8pt" officeooo:paragraph-rsid="000b3cd1" style:font-size-asian="8pt" style:font-size-complex="8pt"/>
    </style:style>
    <style:style style:name="P39" style:family="paragraph" style:parent-style-name="Table_20_Contents">
      <style:text-properties style:font-name="Arial" fo:font-size="8pt" officeooo:paragraph-rsid="0031af62" style:font-size-asian="8pt" style:font-size-complex="8pt"/>
    </style:style>
    <style:style style:name="P40" style:family="paragraph" style:parent-style-name="Table_20_Contents">
      <style:text-properties style:font-name="Arial" fo:font-size="8pt" officeooo:paragraph-rsid="0033a033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8pt" officeooo:paragraph-rsid="0039a281" style:font-size-asian="8pt" style:font-size-complex="8pt"/>
    </style:style>
    <style:style style:name="P42" style:family="paragraph" style:parent-style-name="Table_20_Contents">
      <style:text-properties style:font-name="Arial" fo:font-size="8pt" fo:font-style="italic" style:font-size-asian="8pt" style:font-style-asian="italic" style:font-size-complex="8pt" style:font-style-complex="italic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4" style:family="paragraph" style:parent-style-name="Header" style:master-page-name="">
      <style:paragraph-properties fo:text-align="center" style:justify-single-word="false" style:page-number="auto" fo:break-before="page"/>
      <style:text-properties style:font-name="Arial" fo:font-size="10pt" style:font-size-asian="10pt" style:font-size-complex="10pt"/>
    </style:style>
    <style:style style:name="P45" style:family="paragraph" style:parent-style-name="Header">
      <style:paragraph-properties fo:line-height="150%"/>
      <style:text-properties style:font-name="Arial" fo:font-size="8pt" officeooo:paragraph-rsid="0017f1e0" style:font-size-asian="8pt" style:font-size-complex="8pt"/>
    </style:style>
    <style:style style:name="P46" style:family="paragraph" style:parent-style-name="Header">
      <style:paragraph-properties fo:line-height="150%" fo:text-align="start" style:justify-single-word="false"/>
      <style:text-properties style:font-name="Arial" fo:font-size="8pt" officeooo:paragraph-rsid="00179ba7" style:font-size-asian="8pt" style:font-size-complex="8pt"/>
    </style:style>
    <style:style style:name="P47" style:family="paragraph" style:parent-style-name="Head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8" style:family="paragraph" style:parent-style-name="Frame_20_contents">
      <style:paragraph-properties fo:text-align="center" style:justify-single-word="false"/>
    </style:style>
    <style:style style:name="P49" style:family="paragraph" style:parent-style-name="Table_20_Contents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 fo:font-size="8pt" style:font-size-asian="8pt" style:font-size-complex="8pt"/>
    </style:style>
    <style:style style:name="P50" style:family="paragraph" style:parent-style-name="Table_20_Heading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 officeooo:paragraph-rsid="002bb2bd"/>
    </style:style>
    <style:style style:name="P51" style:family="paragraph" style:parent-style-name="Table_20_Heading">
      <style:paragraph-properties fo:margin-left="0.212cm" fo:margin-right="0cm" fo:text-align="center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52" style:family="paragraph" style:parent-style-name="Heading">
      <style:paragraph-properties fo:line-height="100%" fo:text-align="center" style:justify-single-word="false"/>
      <style:text-properties style:font-name="Arial" fo:font-size="14pt" officeooo:paragraph-rsid="00574704" style:font-size-asian="14pt" style:font-size-complex="14pt"/>
    </style:style>
    <style:style style:name="P53" style:family="paragraph" style:parent-style-name="Heading">
      <style:paragraph-properties fo:line-height="100%" fo:text-align="center" style:justify-single-word="false"/>
      <style:text-properties style:font-name="Arial" fo:font-size="14pt" officeooo:paragraph-rsid="005a0f17" style:font-size-asian="14pt" style:font-size-complex="14pt"/>
    </style:style>
    <style:style style:name="T1" style:family="text">
      <style:text-properties style:text-underline-style="none"/>
    </style:style>
    <style:style style:name="T2" style:family="text">
      <style:text-properties fo:font-size="9pt" style:text-underline-style="none" style:font-size-asian="9pt" style:font-size-complex="9pt"/>
    </style:style>
    <style:style style:name="T3" style:family="text">
      <style:text-properties style:font-name="Arial"/>
    </style:style>
    <style:style style:name="T4" style:family="text">
      <style:text-properties style:font-name="Arial" fo:font-size="11pt" style:text-underline-style="none" style:font-size-asian="11pt" style:font-size-complex="11pt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officeooo:rsid="00115d5b" style:font-size-asian="10pt" style:font-size-complex="10pt"/>
    </style:style>
    <style:style style:name="T8" style:family="text">
      <style:text-properties style:font-name="Arial" fo:font-size="10pt" officeooo:rsid="00658133" style:font-size-asian="10pt" style:font-size-complex="10pt"/>
    </style:style>
    <style:style style:name="T9" style:family="text">
      <style:text-properties style:font-name="Arial" fo:font-size="10pt" officeooo:rsid="0069aac3" style:font-size-asian="10pt" style:font-size-complex="10pt"/>
    </style:style>
    <style:style style:name="T10" style:family="text">
      <style:text-properties style:font-name="Arial" fo:font-size="8pt" style:font-size-asian="8pt" style:font-size-complex="8pt"/>
    </style:style>
    <style:style style:name="T11" style:family="text">
      <style:text-properties style:font-name="Arial" fo:font-size="8pt" officeooo:rsid="00662bc7" style:font-size-asian="8pt" style:font-size-complex="8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4edc07"/>
    </style:style>
    <style:style style:name="T16" style:family="text"/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 loext:rel-width-rel="paragraph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5">­</text:span><text:placeholder text:placeholder-type="text">&lt;for each="invoice in records"&gt;</text:placeholder></text:p>
      <text:p text:style-name="P16"><text:placeholder text:placeholder-type="text">&lt;set_lang(invoice.party.lang and invoice.party.lang.code or 'es')&gt;</text:placeholder><text:placeholder text:placeholder-type="text">&lt;invoice.set_lang(invoice.party.lang and invoice.party.lang.code or 'es')&gt;</text:placeholder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43">ORIGINAL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A"/>
        <table:table-row table:style-name="Tabla1.1">
          <table:table-cell table:style-name="Tabla1.A1" office:value-type="string">
            <text:p text:style-name="P28"><text:span text:style-name="Line_20_numbering"><text:placeholder text:placeholder-type="text">&lt;if test="company.logo"&gt;</text:placeholder></text:span></text:p>
            <text:p text:style-name="P52"><draw:frame draw:style-name="fr1" draw:name="image: (str(company.logo), 'image/jpeg')" text:anchor-type="paragraph" svg:x="1.64cm" svg:y="-0.079cm" style:rel-width="60%" svg:height="1.709cm" draw:z-index="1"><draw:text-box fo:min-height="16%" fo:min-width="4.551cm"><text:p text:style-name="P48"/></draw:text-box></draw:frame></text:p>
            <text:p text:style-name="Text_20_body"><text:span text:style-name="Line_20_numbering"><text:placeholder text:placeholder-type="text">&lt;/if&gt;</text:placeholder></text:span></text:p>
            <text:p text:style-name="P53"><text:placeholder text:placeholder-type="text">&lt;company.party.full_name.upper()&gt;</text:placeholder></text:p>
            <text:p text:style-name="P44"><text:placeholder text:placeholder-type="text">&lt;if test="company.party.addresses"&gt;</text:placeholder></text:p>
            <text:p text:style-name="P47"><text:placeholder text:placeholder-type="text">&lt;for each="line in company.party.addresses[0].full_address.split('-')"&gt;</text:placeholder></text:p>
            <text:p text:style-name="P47"><text:placeholder text:placeholder-type="text">&lt;line&gt;</text:placeholder></text:p>
            <text:p text:style-name="P47"><text:placeholder text:placeholder-type="text">&lt;/for&gt;</text:placeholder></text:p>
            <text:p text:style-name="P12"><text:placeholder text:placeholder-type="text">&lt;/if&gt;</text:placeholder></text:p>
            <text:p text:style-name="P13">IVA <text:placeholder text:placeholder-type="text">&lt;condicion_iva&gt;</text:placeholder></text:p>
          </table:table-cell>
          <table:table-cell table:style-name="Tabla1.B1" office:value-type="string">
            <text:p text:style-name="P25"><text:placeholder text:placeholder-type="text">&lt;tipo_comprobante&gt;</text:placeholder></text:p>
            <text:p text:style-name="P26"><text:span text:style-name="T2">COD</text:span><text:span text:style-name="T1">. </text:span><text:span text:style-name="T2"><text:placeholder text:placeholder-type="text">&lt;codigo_comprobante&gt;</text:placeholder></text:span></text:p>
          </table:table-cell>
          <table:table-cell table:style-name="Tabla1.C1" office:value-type="string">
            <text:p text:style-name="P23"><text:placeholder text:placeholder-type="text">&lt;nombre_comprobante.upper()&gt;</text:placeholder></text:p>
            <text:p text:style-name="P24"><text:span text:style-name="T1">N°: </text:span><text:span text:style-name="T14"><text:placeholder text:placeholder-type="text">&lt;invoice.number and ' ' + invoice.number or ''&gt;</text:placeholder></text:span></text:p>
            <text:p text:style-name="P21"><text:span text:style-name="Line_20_numbering"><text:span text:style-name="T6"><text:placeholder text:placeholder-type="text">&lt;if test="invoice.invoice_date"&gt;</text:placeholder></text:span></text:span></text:p>
            <text:p text:style-name="P22"><text:span text:style-name="Line_20_numbering"><text:span text:style-name="T7">Fecha</text:span></text:span><text:span text:style-name="Line_20_numbering"><text:span text:style-name="T6">:</text:span></text:span><text:span text:style-name="Line_20_numbering"><text:span text:style-name="T6"><text:placeholder text:placeholder-type="text">&lt;format_date(invoice.invoice_date, invoice.party.lang)&gt;</text:placeholder></text:span></text:span></text:p>
            <text:p text:style-name="P21"><text:span text:style-name="Line_20_numbering"><text:span text:style-name="T6"><text:placeholder text:placeholder-type="text">&lt;/if&gt;</text:placeholder></text:span></text:span></text:p>
            <text:p text:style-name="P18"><text:span text:style-name="Line_20_numbering"><text:span text:style-name="T6"><text:placeholder text:placeholder-type="text">&lt;if test="invoice.company.party.vat_number"&gt;</text:placeholder></text:span></text:span></text:p>
            <text:p text:style-name="P18"><text:span text:style-name="Line_20_numbering"><text:span text:style-name="T7">CUIT</text:span></text:span><text:span text:style-name="Line_20_numbering"><text:span text:style-name="T6">: </text:span></text:span><text:span text:style-name="Line_20_numbering"><text:span text:style-name="T6"><text:placeholder text:placeholder-type="text">&lt;vat_number&gt;</text:placeholder></text:span></text:span></text:p>
            <text:p text:style-name="P18"><text:span text:style-name="Line_20_numbering"><text:span text:style-name="T6"><text:placeholder text:placeholder-type="text">&lt;/if&gt;</text:placeholder></text:span></text:span></text:p>
            <text:p text:style-name="P18"><text:span text:style-name="Line_20_numbering"><text:span text:style-name="T6"><text:placeholder text:placeholder-type="text">&lt;if test="iibb_type"&gt;</text:placeholder></text:span></text:span></text:p>
            <text:p text:style-name="P18"><text:span text:style-name="Line_20_numbering"><text:span text:style-name="T6">IIBB:</text:span></text:span><text:span text:style-name="Line_20_numbering"><text:span text:style-name="T6"><text:placeholder text:placeholder-type="text">&lt;iibb_type&gt;</text:placeholder></text:span></text:span></text:p>
            <text:p text:style-name="P18"><text:span text:style-name="Line_20_numbering"><text:span text:style-name="T6"><text:placeholder text:placeholder-type="text">&lt;/if&gt;</text:placeholder></text:span></text:span></text:p>
            <text:p text:style-name="P18"><text:span text:style-name="Line_20_numbering"><text:span text:style-name="T6"><text:placeholder text:placeholder-type="text">&lt;if test="company.party.start_activity_date"&gt;</text:placeholder></text:span></text:span></text:p>
            <text:p text:style-name="P18"><text:span text:style-name="Line_20_numbering"><text:span text:style-name="T6">Inicio de Actividad: </text:span></text:span><text:span text:style-name="Line_20_numbering"><text:span text:style-name="T6"><text:placeholder text:placeholder-type="text">&lt;format_date(company.party.start_activity_date, invoice.party.lang)&gt;</text:placeholder></text:span></text:span></text:p>
            <text:p text:style-name="P18"><text:span text:style-name="Line_20_numbering"><text:span text:style-name="T6"><text:placeholder text:placeholder-type="text">&lt;/if&gt;</text:placeholder></text:span></text:span></text:p>
          </table:table-cell>
        </table:table-row>
      </table:table>
      <table:table table:name="Tabla2" table:style-name="Tabla2">
        <table:table-column table:style-name="Tabla2.A"/>
        <table:table-row>
          <table:table-cell table:style-name="Tabla2.A1" office:value-type="string">
            <text:p text:style-name="P45">Sr.(s) <text:placeholder text:placeholder-type="text">&lt;invoice.party.full_name&gt;</text:placeholder> <text:s/></text:p>
            <text:p text:style-name="P46">Domicilio: <text:placeholder text:placeholder-type="text">&lt;invoice.invoice_address.full_address&gt;</text:placeholder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7">IVA <text:placeholder text:placeholder-type="text">&lt;condicion_iva_cliente&gt;</text:placeholder></text:p>
          </table:table-cell>
          <table:table-cell table:style-name="Tabla4.B1" office:value-type="string">
            <text:p text:style-name="P10"><text:span text:style-name="Line_20_numbering"><text:span text:style-name="T10"><text:placeholder text:placeholder-type="text">&lt;choose test=""&gt;</text:placeholder></text:span></text:span><text:span text:style-name="Line_20_numbering"><text:span text:style-name="T10"><text:placeholder text:placeholder-type="text">&lt;when test="invoice.party.vat_number"&gt;</text:placeholder></text:span></text:span><text:span text:style-name="Line_20_numbering"><text:span text:style-name="T7">CUIT</text:span></text:span><text:span text:style-name="Line_20_numbering"><text:span text:style-name="T6">: </text:span></text:span><text:span text:style-name="Line_20_numbering"><text:span text:style-name="T10"><text:placeholder text:placeholder-type="text">&lt;vat_number_cliente&gt;</text:placeholder></text:span></text:span><text:span text:style-name="Line_20_numbering"><text:span text:style-name="T6"><text:placeholder text:placeholder-type="text">&lt;/when&gt;</text:placeholder></text:span></text:span><text:span text:style-name="Line_20_numbering"><text:span text:style-name="T10"><text:placeholder text:placeholder-type="text">&lt;when test="invoice.party.vat_number_afip_foreign"&gt;</text:placeholder></text:span></text:span><text:span text:style-name="Line_20_numbering"><text:span text:style-name="T8">CUIT Pa</text:span></text:span><text:span text:style-name="Line_20_numbering"><text:span text:style-name="T9">í</text:span></text:span><text:span text:style-name="Line_20_numbering"><text:span text:style-name="T8">s</text:span></text:span><text:span text:style-name="Line_20_numbering"><text:span text:style-name="T6">: </text:span></text:span><text:span text:style-name="Line_20_numbering"><text:span text:style-name="T10"><text:placeholder text:placeholder-type="text">&lt;invoice.party.vat_number_afip_foreign&gt;</text:placeholder></text:span></text:span><text:span text:style-name="Line_20_numbering"><text:span text:style-name="T6"><text:placeholder text:placeholder-type="text">&lt;/when&gt;</text:placeholder></text:span></text:span><text:span text:style-name="Line_20_numbering"><text:span text:style-name="T10"><text:placeholder text:placeholder-type="text">&lt;otherwise test=""&gt;</text:placeholder></text:span></text:span><text:span text:style-name="Line_20_numbering"><text:span text:style-name="T11">DNI: </text:span></text:span><text:span text:style-name="Line_20_numbering"><text:span text:style-name="T11"><text:placeholder text:placeholder-type="text">&lt;dni_number_cliente&gt;</text:placeholder></text:span></text:span><text:span text:style-name="Line_20_numbering"><text:span text:style-name="T10"><text:placeholder text:placeholder-type="text">&lt;/otherwise&gt;</text:placeholder></text:span></text:span><text:span text:style-name="Line_20_numbering"><text:span text:style-name="T10"><text:placeholder text:placeholder-type="text">&lt;/choose&gt;</text:placeholder></text:span></text:span></text:p>
            <text:p text:style-name="P20"><text:span text:style-name="Line_20_numbering"><text:span text:style-name="T6"/></text:span></text:p>
            <text:p text:style-name="P19"><text:span text:style-name="Line_20_numbering"><text:span text:style-name="T5"/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8"><text:span text:style-name="Line_20_numbering"><text:span text:style-name="T10"><text:placeholder text:placeholder-type="text">&lt;if test="invoice.pyafipws_billing_start_date"&gt;</text:placeholder></text:span></text:span></text:p>
            <text:p text:style-name="P6"><text:span text:style-name="Line_20_numbering"><text:span text:style-name="T10">Periodo Facturado: </text:span></text:span><text:span text:style-name="Line_20_numbering"><text:span text:style-name="T10"><text:placeholder text:placeholder-type="text">&lt;format_date(invoice.pyafipws_billing_start_date, invoice.party.lang)&gt;</text:placeholder></text:span></text:span><text:span text:style-name="Line_20_numbering"><text:span text:style-name="T10"> </text:span></text:span><text:span text:style-name="Line_20_numbering"><text:span text:style-name="T10"><text:placeholder text:placeholder-type="text">&lt;format_date(invoice.pyafipws_billing_end_date, invoice.party.lang)&gt;</text:placeholder></text:span></text:span></text:p>
            <text:p text:style-name="P8"><text:span text:style-name="Line_20_numbering"><text:span text:style-name="T10"><text:placeholder text:placeholder-type="text">&lt;/if&gt;</text:placeholder></text:span></text:span></text:p>
            <text:p text:style-name="P8"><text:span text:style-name="Line_20_numbering"><text:span text:style-name="T10"><text:placeholder text:placeholder-type="text">&lt;if test="invoice.lines_to_pay"&gt;</text:placeholder></text:span></text:span></text:p>
            <text:p text:style-name="P6"><text:span text:style-name="T10">Fecha de Vencimiento Pago: </text:span><text:span text:style-name="Line_20_numbering"><text:span text:style-name="T10"><text:placeholder text:placeholder-type="text">&lt;format_date(invoice.lines_to_pay[0].maturity_date, invoice.party.lang)&gt;</text:placeholder></text:span></text:span></text:p>
            <text:p text:style-name="P9"><text:span text:style-name="Line_20_numbering"><text:span text:style-name="T10"><text:placeholder text:placeholder-type="text">&lt;/if&gt;</text:placeholder></text:span></text:span></text:p>
            <text:p text:style-name="P7"><text:span text:style-name="Line_20_numbering"/></text:p>
            <text:p text:style-name="P9"><text:span text:style-name="Line_20_numbering"><text:span text:style-name="T3"/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1">Description</text:p>
            </table:table-cell>
            <table:table-cell table:style-name="Table1.A1" office:value-type="string">
              <text:p text:style-name="P31">Quantity</text:p>
            </table:table-cell>
            <table:table-cell table:style-name="Table1.A1" office:value-type="string">
              <text:p text:style-name="P31">Unit Price</text:p>
            </table:table-cell>
            <table:table-cell table:style-name="Table1.D1" table:number-columns-spanned="2" office:value-type="string">
              <text:p text:style-name="P31">Amount</text:p>
            </table:table-cell>
            <table:covered-table-cell/>
          </table:table-row>
        </table:table-header-rows>
        <table:table-row>
          <table:table-cell table:style-name="Table1.A2" table:number-columns-spanned="5" office:value-type="string">
            <text:p text:style-name="P35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5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6" table:number-columns-spanned="5" office:value-type="string">
            <text:p text:style-name="P35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35"><text:placeholder text:placeholder-type="text">&lt;for each="line in line.description.split('\n')"&gt;</text:placeholder></text:p>
            <text:p text:style-name="P40"><text:placeholder text:placeholder-type="text">&lt;line&gt;</text:placeholder></text:p>
            <text:p text:style-name="P35"><text:placeholder text:placeholder-type="text">&lt;/for&gt;</text:placeholder></text:p>
          </table:table-cell>
          <table:table-cell table:style-name="Table1.B5" office:value-type="string">
            <text:p text:style-name="P38"><text:placeholder text:placeholder-type="text">&lt;(format_number(abs(line.quantity), invoice.party.lang, digits=line.unit_digits) + (line.unit and (' ' + line.unit.symbol) or '')) or ''&gt;</text:placeholder></text:p>
          </table:table-cell>
          <table:table-cell table:style-name="Table1.C5" office:value-type="string">
            <text:p text:style-name="P38"><text:placeholder text:placeholder-type="text">&lt;format_number(get_line_amount(line.unit_price, line.invoice_taxes), invoice.party.lang,  digits=line.__class__.unit_price.digits[1], monetary=invoice.currency)&gt;</text:placeholder></text:p>
          </table:table-cell>
          <table:table-cell table:style-name="Table1.D5" table:number-columns-spanned="2" office:value-type="string">
            <text:p text:style-name="P36"><text:placeholder text:placeholder-type="text">&lt;format_currency(get_line_amount(line.amount, line.invoice_taxes), invoice.party.lang, currency=invoice.currency)&gt;</text:placeholder></text:p>
          </table:table-cell>
          <table:covered-table-cell/>
        </table:table-row>
        <table:table-row>
          <table:table-cell table:style-name="Table1.A16" table:number-columns-spanned="5" office:value-type="string">
            <text:p text:style-name="P35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5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P35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35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38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16" table:number-columns-spanned="5" office:value-type="string">
            <text:p text:style-name="P35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5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P35"><text:placeholder text:placeholder-type="text">&lt;for each="line in line.description.split('\n')"&gt;</text:placeholder></text:p>
            <text:p text:style-name="P42"><text:placeholder text:placeholder-type="text">&lt;line&gt;</text:placeholder></text:p>
            <text:p text:style-name="P3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5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5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5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3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5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5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5" office:value-type="string">
            <text:p text:style-name="P3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able:table table:name="Tabla6" table:style-name="Tabla6">
              <table:table-column table:style-name="Tabla6.A"/>
              <table:table-column table:style-name="Tabla6.B"/>
              <table:table-header-rows>
                <table:table-row>
                  <table:table-cell table:style-name="Tabla6.A1" table:number-columns-spanned="2" office:value-type="string">
                    <text:p text:style-name="P29"><text:span text:style-name="Line_20_numbering"><text:span text:style-name="T13"/></text:span></text:p>
                  </table:table-cell>
                  <table:covered-table-cell/>
                </table:table-row>
              </table:table-header-rows>
              <table:table-row>
                <table:table-cell table:style-name="Tabla6.A2" office:value-type="string">
                  <text:p text:style-name="P31">Tax</text:p>
                </table:table-cell>
                <table:table-cell table:style-name="Tabla6.B2" office:value-type="string">
                  <text:p text:style-name="P51">Amount</text:p>
                </table:table-cell>
              </table:table-row>
              <table:table-row>
                <table:table-cell table:style-name="Tabla6.B2" table:number-columns-spanned="2" office:value-type="string">
                  <text:p text:style-name="P39"><text:placeholder text:placeholder-type="text">&lt;for each="tax in get_taxes(invoice.taxes)"&gt;</text:placeholder></text:p>
                </table:table-cell>
                <table:covered-table-cell/>
              </table:table-row>
              <table:table-row>
                <table:table-cell table:style-name="Tabla6.A2" office:value-type="string">
                  <text:p text:style-name="P41"><text:placeholder text:placeholder-type="text">&lt;tax.description or ''&gt;</text:placeholder></text:p>
                </table:table-cell>
                <table:table-cell table:style-name="Tabla6.B2" office:value-type="string">
                  <text:p text:style-name="P36"><text:placeholder text:placeholder-type="text">&lt;format_currency(abs(tax.amount), invoice.party.lang, currency=invoice.currency)&gt;</text:placeholder></text:p>
                </table:table-cell>
              </table:table-row>
              <table:table-row>
                <table:table-cell table:style-name="Tabla6.B2" table:number-columns-spanned="2" office:value-type="string">
                  <text:p text:style-name="P49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la6.B2" table:number-columns-spanned="2" office:value-type="string">
                  <text:p text:style-name="P50"><text:span text:style-name="Line_20_numbering"><text:span text:style-name="T13"/></text:span></text:p>
                </table:table-cell>
                <table:covered-table-cell/>
              </table:table-row>
            </table:table>
            <text:p text:style-name="P34"><text:span text:style-name="Line_20_numbering"><text:span text:style-name="T12"/></text:span></text:p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2">Subtotal:</text:p>
                </table:table-cell>
                <table:table-cell table:style-name="Table4.B1" office:value-type="string">
                  <text:p text:style-name="P36"><text:placeholder text:placeholder-type="text">&lt;format_currency(get_subtotal(invoice)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2">Taxes:</text:p>
                </table:table-cell>
                <table:table-cell table:style-name="Table4.B2" office:value-type="string">
                  <text:p text:style-name="P36"><text:placeholder text:placeholder-type="text">&lt;format_currency(get_impuestos(invoice), invoice.party.lang, currency=invoice.currency)&gt;</text:placeholder></text:p>
                </table:table-cell>
              </table:table-row>
              <table:table-row>
                <table:table-cell table:style-name="Table4.A3" office:value-type="string">
                  <text:p text:style-name="P32">Total:</text:p>
                </table:table-cell>
                <table:table-cell table:style-name="Table4.B3" office:value-type="string">
                  <text:p text:style-name="P36"><text:placeholder text:placeholder-type="text">&lt;format_currency(abs(invoice.total_amount), invoice.party.lang, currency=invoice.currency)&gt;</text:placeholder></text:p>
                </table:table-cell>
              </table:table-row>
            </table:table>
            <text:p text:style-name="P33"/>
          </table:table-cell>
        </table:table-row>
      </table:table>
      <text:p text:style-name="P2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31">Payment Term</text:p>
              <text:p text:style-name="P3"><text:placeholder text:placeholder-type="text">&lt;if test="invoice.payment_term and invoice.payment_term.description"&gt;</text:placeholder></text:p>
              <text:p text:style-name="P3"><text:placeholder text:placeholder-type="text">&lt;for each="description in (invoice.payment_term.description or '').split('\n')"&gt;</text:placeholder></text:p>
              <text:p text:style-name="P3"><text:placeholder text:placeholder-type="text">&lt;description&gt;</text:placeholder></text:p>
              <text:p text:style-name="P3"><text:placeholder text:placeholder-type="text">&lt;/for&gt;</text:placeholder></text:p>
              <text:p text:style-name="P3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30">Date</text:p>
            </table:table-cell>
            <table:table-cell table:style-name="Table5.B2" office:value-type="string">
              <text:p text:style-name="P30">Amount</text:p>
            </table:table-cell>
          </table:table-row>
        </table:table-header-rows>
        <table:table-row>
          <table:table-cell table:style-name="Table5.B2" table:number-columns-spanned="2" office:value-type="string">
            <text:p text:style-name="P35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2" office:value-type="string">
            <text:p text:style-name="P35"><text:placeholder text:placeholder-type="text">&lt;format_date(line.maturity_date, invoice.party.lang)&gt;</text:placeholder></text:p>
          </table:table-cell>
          <table:table-cell table:style-name="Table5.B2" office:value-type="string">
            <text:p text:style-name="P37"><text:placeholder text:placeholder-type="text">&lt;line.amount_second_currency and format_currency(abs(line.amount_second_currency), invoice.party.lang, invoice.currency) or format_currency(abs(line.debit - line.credit), invoice.party.lang, invoice.currency)&gt;</text:placeholder></text:p>
          </table:table-cell>
        </table:table-row>
        <table:table-row>
          <table:table-cell table:style-name="Table5.B2" table:number-columns-spanned="2" office:value-type="string">
            <text:p text:style-name="P35"><text:placeholder text:placeholder-type="text">&lt;/for&gt;</text:placeholder></text:p>
          </table:table-cell>
          <table:covered-table-cell/>
        </table:table-row>
      </table:table>
      <text:p text:style-name="P2"><text:placeholder text:placeholder-type="text">&lt;/if&gt;</text:placeholder></text:p>
      <text:p text:style-name="P2"><text:placeholder text:placeholder-type="text">&lt;for each="comment in (invoice.comment or '').split('\n')"&gt;</text:placeholder></text:p>
      <text:p text:style-name="P3"><text:placeholder text:placeholder-type="text">&lt;comment&gt;</text:placeholder></text:p>
      <text:p text:style-name="P2"><text:placeholder text:placeholder-type="text">&lt;/for&gt;</text:placeholder></text:p>
      <text:p text:style-name="P11"><text:span text:style-name="Line_20_numbering"><text:placeholder text:placeholder-type="text">&lt;if test="invoice.pyafipws_cae"&gt;</text:placeholder></text:span></text:p>
      <text:p text:style-name="P5"><draw:frame draw:style-name="fr2" draw:name="image: (str(barcode_img), 'image/jpeg')" text:anchor-type="paragraph" svg:x="-0.049cm" svg:y="0.319cm" style:rel-width="57%" svg:height="1.529cm" draw:z-index="0"><draw:text-box fo:min-height="6%" fo:min-width="10.026cm"><text:p text:style-name="Frame_20_contents"/></draw:text-box></draw:frame><text:span text:style-name="Line_20_numbering"><text:span text:style-name="T4"/></text:span></text:p>
      <text:p text:style-name="P5"><text:span text:style-name="Line_20_numbering"><text:span text:style-name="T4">CAE N° <text:s text:c="2"/></text:span></text:span><text:span text:style-name="Line_20_numbering"><text:span text:style-name="T4"><text:placeholder text:placeholder-type="text">&lt;invoice.pyafipws_cae&gt;</text:placeholder></text:span></text:span></text:p>
      <text:p text:style-name="P4"><text:span text:style-name="Line_20_numbering"><text:span text:style-name="T1">Fecha Vto. CAE: </text:span></text:span><text:span text:style-name="Line_20_numbering"><text:span text:style-name="T1"><text:placeholder text:placeholder-type="text">&lt;format_date(invoice.pyafipws_cae_due_date, invoice.party.lang)&gt;</text:placeholder></text:span></text:span></text:p>
      <text:p text:style-name="P14"><text:span text:style-name="Line_20_numbering"><text:span text:style-name="T4"><text:s/></text:span></text:span><text:span text:style-name="Line_20_numbering"><text:span text:style-name="T4"><text:placeholder text:placeholder-type="text">&lt;invoice.pyafipws_barcode&gt;</text:placeholder></text:span></text:span></text:p>
      <text:p text:style-name="P11"><text:span text:style-name="Line_20_numbering"><text:span text:style-name="T4"><text:placeholder text:placeholder-type="text">&lt;/if&gt;</text:placeholder></text:span></text:span></text:p>
      <text:p text:style-name="P1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6ef26f"/>
    </style:style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if test="company.footer"&gt;</text:placeholder></text:p>
        <text:p text:style-name="MP1"><text:placeholder text:placeholder-type="text">&lt;for each="line in company.foot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1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7-07-25T17:09:01.480114449</meta:creation-date>
    <meta:editing-cycles>1</meta:editing-cycles>
    <meta:editing-duration>P0D</meta:editing-duration>
    <meta:document-statistic meta:table-count="10" meta:image-count="0" meta:object-count="0" meta:page-count="4" meta:paragraph-count="110" meta:word-count="272" meta:character-count="3884" meta:non-whitespace-character-count="3717"/>
    <meta:user-defined meta:name="Info 1"/>
    <meta:user-defined meta:name="Info 2"/>
    <meta:user-defined meta:name="Info 3"/>
    <meta:user-defined meta:name="Info 4"/>
  </office:meta>
</office:document-meta>
</file>